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1e0b7" officeooo:paragraph-rsid="0011e0b7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3"/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3"><text:soft-page-break/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22:16:21.089391570</dc:date>
    <meta:editing-duration>PT5H3M21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4" meta:paragraph-count="86" meta:word-count="907" meta:character-count="5118" meta:non-whitespace-character-count="4286"/>
  </office:meta>
</office:document-meta>
</file>